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197dd9" officeooo:paragraph-rsid="00197dd9" style:font-weight-asian="bold" style:font-weight-complex="bold"/>
    </style:style>
    <style:style style:name="P2" style:family="paragraph" style:parent-style-name="Text_20_body">
      <style:text-properties officeooo:paragraph-rsid="00197dd9"/>
    </style:style>
    <style:style style:name="P3" style:family="paragraph" style:parent-style-name="Text_20_body">
      <style:text-properties officeooo:paragraph-rsid="001b56da"/>
    </style:style>
    <style:style style:name="T1" style:family="text">
      <style:text-properties officeooo:rsid="00197dd9"/>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loud Computing</text:p>
      <text:p text:style-name="P2">In the simplest form, cloud computing is about utilizing computational power as a utility like electricity or gas. Instead of building your own in-house computational capabilities, you rent them out from people who have already designed them. This model of renting out resources based on one's needs has several benefits. </text:p>
      <text:p text:style-name="P3">First, flexibility. The resources you utilize like storage, computing capacity or network can scale up or scale down based on your needs. Second, low maintenance. As the servers are managed by your provider, you don't have to worry about maintenance or software updates. Third, pa<text:span text:style-name="T1">y </text:span>per use, you only pay for the resources you use. Fourth, security, cloud services can maintain better security and hire better professionals compared to a small business or startup.</text:p>
      <text:p text:style-name="P3">You don't have to worry about building your own IT infrastructure. Another problem is making sense of all that data. There are cloud computing tools available that will help you analyze and generate actionable intelligence from your data. If you are monitoring traffic flow or power consumption ina large housing society, or monitoring the air quality of a large city, you need a strong IT infrastructure. Cloud computing offers you that. This growing interest in combining cloud computing and Internet of Things has created on new field called cloud IoT. Cloud IoT is providing on demand computational infrastructure designed specifically for the Internet of Things. Cloud IoT providers can offer different services. </text:p>
      <text:p text:style-name="P3">Here are some basic considerations to look into when choosing one: </text:p>
      <text:p text:style-name="P3">Do they offer support for the communication hardware and software you will be using? </text:p>
      <text:p text:style-name="P3">Do they support the communication protocols you are using in your solution?</text:p>
      <text:p text:style-name="P3">Do they offer you remote node management like controlling your device remotely, issuing commands or upgrading its firmware?</text:p>
      <text:p text:style-name="P3">Do they offer any data analytics? If yes, is it according to your needs? What kind of pricing model do they have? Are they charging by the number of nodes or sensors you have or by the number of resources you use? </text:p>
      <text:p text:style-name="P3">Here is a short list of different cloud IOT platforms and service provider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2T11:30:10.859734850</dc:date>
    <meta:generator>LibreOffice/4.2.8.2$Linux_X86_64 LibreOffice_project/420m0$Build-2</meta:generator>
    <meta:editing-duration>P0D</meta:editing-duration>
    <meta:editing-cycles>1</meta:editing-cycles>
    <meta:document-statistic meta:table-count="0" meta:image-count="0" meta:object-count="0" meta:page-count="1" meta:paragraph-count="10" meta:word-count="348" meta:character-count="2158" meta:non-whitespace-character-count="1815"/>
  </office:meta>
</office:document-meta>
</file>